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1100001A9800000633CA9F5D3A.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Lucidasans2" svg:font-family="Lucidasans"/>
    <style:font-face style:name="OpenSymbol" svg:font-family="OpenSymbol"/>
    <style:font-face style:name="Cumberland AMT" svg:font-family="'Cumberland AMT'" style:font-family-generic="modern" style:font-pitch="fixed"/>
    <style:font-face style:name="Albany AMT1" svg:font-family="'Albany AMT'"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lbany AMT2" svg:font-family="'Albany AMT'" style:font-family-generic="roman" style:font-pitch="variable"/>
    <style:font-face style:name="Arial3" svg:font-family="Arial" style:font-family-generic="roman" style:font-pitch="variable"/>
    <style:font-face style:name="Lucidasans1" svg:font-family="Lucidasans" style:font-family-generic="roman" style:font-pitch="variable"/>
    <style:font-face style:name="Thorndale AMT" svg:font-family="'Thorndale AMT'" style:font-family-generic="roman" style:font-pitch="variable"/>
    <style:font-face style:name="Times" svg:font-family="Times"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egreta" style:font-family-generic="swiss" style:font-pitch="variable"/>
    <style:font-face style:name="Thorndale AMT1" svg:font-family="'Thorndale AMT'" style:font-family-generic="swiss"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style:font-name="Arial" fo:font-size="8pt" style:font-size-asian="8pt" style:font-size-complex="8pt"/>
    </style:style>
    <style:style style:name="P2" style:family="paragraph" style:parent-style-name="Text_20_body">
      <style:text-properties style:font-name="Arial" fo:font-size="14pt" style:font-size-asian="14pt" style:font-size-complex="14pt"/>
    </style:style>
    <style:style style:name="P3" style:family="paragraph" style:parent-style-name="Text_20_body">
      <style:text-properties fo:color="#000000" fo:font-size="14pt" fo:font-weight="normal" style:font-size-asian="14pt" style:font-weight-asian="normal" style:font-size-complex="14pt" style:font-weight-complex="normal"/>
    </style:style>
    <style:style style:name="P4" style:family="paragraph" style:parent-style-name="Text_20_body">
      <style:text-properties fo:color="#000000" style:font-name="Arial" fo:font-size="14pt" fo:font-weight="normal" style:font-size-asian="14pt" style:font-weight-asian="normal" style:font-size-complex="14pt"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itle_20_Page_20_Body">
      <style:paragraph-properties fo:line-height="100%" fo:text-align="center" style:justify-single-word="false"/>
      <style:text-properties style:font-name="Arial" fo:font-size="9pt" style:font-size-asian="9pt" style:font-size-complex="9pt"/>
    </style:style>
    <style:style style:name="P8" style:family="paragraph" style:parent-style-name="Title_20_Page_20_Body">
      <style:paragraph-properties fo:line-height="100%" fo:text-align="center" style:justify-single-word="false"/>
      <style:text-properties fo:color="#000000" fo:font-size="14pt" fo:font-weight="normal" style:font-size-asian="14pt" style:font-weight-asian="normal" style:font-size-complex="14pt" style:font-weight-complex="normal"/>
    </style:style>
    <style:style style:name="P9" style:family="paragraph" style:parent-style-name="Title_20_Page_20_Body">
      <style:paragraph-properties fo:line-height="100%" fo:text-align="center" style:justify-single-word="false"/>
    </style:style>
    <style:style style:name="P10" style:family="paragraph" style:parent-style-name="Title_20_Page_20_Body">
      <style:paragraph-properties fo:margin-top="0in" fo:margin-bottom="0in" fo:line-height="100%" fo:text-align="center" style:justify-single-word="false"/>
      <style:text-properties fo:color="#ff0000" fo:font-size="24pt" fo:font-weight="bold" style:font-size-asian="24pt" style:font-weight-asian="bold" style:font-size-complex="24pt" style:font-weight-complex="bold"/>
    </style:style>
    <style:style style:name="P11" style:family="paragraph" style:parent-style-name="Table_20_Heading">
      <style:paragraph-properties fo:text-align="start" style:justify-single-word="false"/>
      <style:text-properties style:font-size-asian="9pt" style:font-size-complex="9pt"/>
    </style:style>
    <style:style style:name="P12" style:family="paragraph" style:parent-style-name="Table_20_Contents">
      <style:text-properties style:font-size-asian="9pt" style:font-size-complex="9pt"/>
    </style:style>
    <style:style style:name="P13" style:family="paragraph" style:parent-style-name="Table_20_Contents">
      <style:paragraph-properties fo:text-align="end" style:justify-single-word="false"/>
      <style:text-properties style:font-size-asian="9pt" style:font-size-complex="9pt"/>
    </style:style>
    <style:style style:name="P14" style:family="paragraph" style:parent-style-name="Table_20_Contents">
      <style:paragraph-properties fo:text-align="center" style:justify-single-word="false"/>
      <style:text-properties style:font-size-asian="9pt" style:font-size-complex="9pt"/>
    </style:style>
    <style:style style:name="P15" style:family="paragraph" style:parent-style-name="Header">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16" style:family="paragraph" style:parent-style-name="Text_20_body">
      <style:paragraph-properties fo:margin-left="0.0417in" fo:margin-right="0in" fo:text-indent="0in" style:auto-text-indent="false"/>
    </style:style>
    <style:style style:name="P17" style:family="paragraph" style:parent-style-name="Text_20_body" style:list-style-name="L2">
      <style:paragraph-properties fo:text-align="justify" style:justify-single-word="false"/>
      <style:text-properties fo:font-weight="bold" style:font-weight-asian="bold" style:font-weight-complex="bold"/>
    </style:style>
    <style:style style:name="P18" style:family="paragraph" style:parent-style-name="Text_20_body" style:list-style-name="L3"/>
    <style:style style:name="P19" style:family="paragraph" style:parent-style-name="Text_20_body" style:list-style-name="L4"/>
    <style:style style:name="P20" style:family="paragraph" style:parent-style-name="Heading_20_1" style:list-style-name="L1">
      <style:paragraph-properties fo:margin-top="0in" fo:margin-bottom="0in" style:shadow="none"/>
      <style:text-properties style:font-name="Arial" fo:font-size="14pt" style:font-size-asian="14pt" style:font-size-complex="14pt"/>
    </style:style>
    <style:style style:name="P21" style:family="paragraph" style:parent-style-name="Heading_20_1">
      <style:paragraph-properties fo:break-before="page"/>
    </style:style>
    <style:style style:name="P22" style:family="paragraph" style:parent-style-name="Heading_20_1">
      <style:paragraph-properties fo:margin-left="0.0417in" fo:margin-right="0in" fo:text-indent="0in" style:auto-text-indent="false"/>
    </style:style>
    <style:style style:name="P23" style:family="paragraph">
      <style:paragraph-properties style:writing-mode="lr-tb"/>
    </style:style>
    <style:style style:name="P24" style:family="paragraph">
      <style:paragraph-properties fo:text-align="center"/>
    </style:style>
    <style:style style:name="P2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3"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T4" style:family="text">
      <style:text-properties fo:color="#000000" fo:font-size="12pt" fo:font-style="normal" fo:font-weight="bold" officeooo:rsid="00145bf6" fo:background-color="transparent" style:font-size-asian="12pt" style:font-style-asian="normal" style:font-weight-asian="bold" style:font-size-complex="12pt" style:font-style-complex="normal" style:font-weight-complex="bold"/>
    </style:style>
    <style:style style:name="T5" style:family="text">
      <style:text-properties fo:color="#000000" fo:font-size="12pt" fo:font-style="normal" fo:font-weight="bold" officeooo:rsid="0015f36b" fo:background-color="transparent" style:font-size-asian="12pt" style:font-style-asian="normal" style:font-weight-asian="bold" style:font-size-complex="12pt" style:font-style-complex="normal" style:font-weight-complex="bold"/>
    </style:style>
    <style:style style:name="T6" style:family="text">
      <style:text-properties officeooo:rsid="0014e132"/>
    </style:style>
    <style:style style:name="T7" style:family="text">
      <style:text-properties officeooo:rsid="0015361a"/>
    </style:style>
    <style:style style:name="T8" style:family="text">
      <style:text-properties fo:color="#535353" style:font-name="Arial" fo:font-size="8pt" fo:language="en" fo:country="US" style:font-name-asian="Times" style:font-size-asian="8pt" style:font-name-complex="Times" style:font-size-complex="10pt" style:language-complex="ar" style:country-complex="SA"/>
    </style:style>
    <style:style style:name="fr1"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text:style-name="Numbering_20_Symbols"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auto-grow-height="false" draw:auto-grow-width="false" fo:min-height="0.039in" fo:padding-top="0.05in" fo:padding-bottom="0.05in" fo:padding-left="0.1in" fo:padding-right="0.1in" draw:shadow="hidden" style:run-through="foreground"/>
    </style:style>
    <style:style style:name="gr3" style:family="graphic">
      <style:graphic-properties draw:stroke="none" draw:fill="solid" draw:fill-color="#df0207" draw:textarea-horizontal-align="center" draw:textarea-vertical-align="middle" draw:shadow="hidden"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d9d9d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1" text:anchor-type="page" text:anchor-page-number="1" svg:x="6.4764in" svg:y="9.4626in" svg:width="1.2362in" svg:height="0.2898in" draw:z-index="1">
        <draw:image xlink:href="Pictures/2000001100001A9800000633CA9F5D3A.svm" xlink:type="simple" xlink:show="embed" xlink:actuate="onLoad"/>
      </draw:frame>
      <text:list xml:id="list1347241587" text:style-name="L1">
        <text:list-header>
          <text:h text:style-name="P20" text:outline-level="1"><draw:g text:anchor-type="paragraph" draw:z-index="0" draw:style-name="gr1"><draw:frame draw:style-name="gr2" draw:text-style-name="P23" svg:width="1.3752in" svg:height="0.2504in" svg:x="4.5992in" svg:y="0.3323in"><draw:text-box><text:p text:style-name="P23"><text:span text:style-name="T8">www.novell.com</text:span></text:p></draw:text-box></draw:frame><draw:rect draw:style-name="gr3" draw:text-style-name="P24" svg:width="2.1949in" svg:height="0.328in" svg:x="4.702in" svg:y="0.0071in"><text:p/></draw:rect></draw:g><draw:g text:anchor-type="paragraph" draw:z-index="2" draw:style-name="gr4"><draw:g draw:style-name="gr5"><draw:rect draw:style-name="gr6" draw:text-style-name="P25" svg:width="4.6453in" svg:height="0.3248in" svg:x="-0.072in" svg:y="0.0008in"><text:p/></draw:rect></draw:g></draw:g>q</text:h>
        </text:list-header>
      </text:list>
      <text:p text:style-name="P2"/>
      <text:p text:style-name="P3"/>
      <text:p text:style-name="P4"/>
      <text:p text:style-name="P10">SLE Maintenance SLA</text:p>
      <text:p text:style-name="P8"/>
      <text:p text:style-name="P8">L3-Maintenance Department</text:p>
      <text:p text:style-name="P7"/>
      <text:p text:style-name="P7"/>
      <text:p text:style-name="P9"><text:a xlink:type="simple" xlink:href="http://www.novell.com/support/search.do?cmd=displayKC&amp;docType=kc&amp;externalId=3582750&amp;sliceId=SAL_Public"><text:span text:style-name="T3">v</text:span></text:a><text:a xlink:type="simple" xlink:href="http://www.novell.com/support/search.do?cmd=displayKC&amp;docType=kc&amp;externalId=3582750&amp;sliceId=SAL_Public"><text:span text:style-name="T5">1</text:span></text:a><text:span text:style-name="T5">.0</text:span></text:p>
      <text:p text:style-name="Header"><text:a xlink:type="simple" xlink:href="http://www.novell.com/support/search.do?cmd=displayKC&amp;docType=kc&amp;externalId=3582750&amp;sliceId=SAL_Public"><text:span text:style-name="T3"/></text:a></text:p>
      <text:p text:style-name="Header"><text:a xlink:type="simple" xlink:href="http://www.novell.com/support/search.do?cmd=displayKC&amp;docType=kc&amp;externalId=3582750&amp;sliceId=SAL_Public"><text:span text:style-name="T3"/></text:a></text:p>
      <text:p text:style-name="Header"><text:a xlink:type="simple" xlink:href="http://www.novell.com/support/search.do?cmd=displayKC&amp;docType=kc&amp;externalId=3582750&amp;sliceId=SAL_Public"><text:span text:style-name="T3"/></text:a></text:p>
      <text:p text:style-name="Header"><text:a xlink:type="simple" xlink:href="http://www.novell.com/support/search.do?cmd=displayKC&amp;docType=kc&amp;externalId=3582750&amp;sliceId=SAL_Public"><text:span text:style-name="T3"/></text:a></text:p>
      <text:p text:style-name="Header"><text:a xlink:type="simple" xlink:href="http://www.novell.com/support/search.do?cmd=displayKC&amp;docType=kc&amp;externalId=3582750&amp;sliceId=SAL_Public"><text:span text:style-name="T3"/></text:a></text:p>
      <text:p text:style-name="Header"><text:a xlink:type="simple" xlink:href="http://www.novell.com/support/search.do?cmd=displayKC&amp;docType=kc&amp;externalId=3582750&amp;sliceId=SAL_Public"><text:span text:style-name="T3"/></text:a></text:p>
      <text:p text:style-name="Header"><text:a xlink:type="simple" xlink:href="http://www.novell.com/support/search.do?cmd=displayKC&amp;docType=kc&amp;externalId=3582750&amp;sliceId=SAL_Public"><text:span text:style-name="T3"/></text:a></text:p>
      <text:p text:style-name="Header"><text:a xlink:type="simple" xlink:href="http://www.novell.com/support/search.do?cmd=displayKC&amp;docType=kc&amp;externalId=3582750&amp;sliceId=SAL_Public"><text:span text:style-name="T3"/></text:a></text:p>
      <text:p text:style-name="Header"><text:a xlink:type="simple" xlink:href="http://www.novell.com/support/search.do?cmd=displayKC&amp;docType=kc&amp;externalId=3582750&amp;sliceId=SAL_Public"><text:span text:style-name="T3"/></text:a></text:p>
      <text:p text:style-name="P15"/>
      <text:p text:style-name="Header"><text:a xlink:type="simple" xlink:href="http://www.novell.com/support/search.do?cmd=displayKC&amp;docType=kc&amp;externalId=3582750&amp;sliceId=SAL_Public"><text:span text:style-name="T3"/></text:a></text:p>
      <text:h text:style-name="Heading_20_1" text:outline-level="1" text:is-list-header="true"/>
      <text:h text:style-name="P21" text:outline-level="1">Scope </text:h>
      <text:p text:style-name="P5">This document describes a Service Level Agreement (SLA) between the L3-Maintenance department and all other departments of OPS R&amp;D. <text:s/></text:p>
      <text:p text:style-name="P5"/>
      <text:h text:style-name="P22" text:outline-level="1">Overall Goal</text:h>
      <text:p text:style-name="P6">This SLA clarifies the expectation towards all packagers maintainers from L3-Maintenance and have all departments commit to these expectations, which are:</text:p>
      <text:p text:style-name="P6"/>
      <text:list xml:id="list201334965" text:style-name="L2">
        <text:list-item>
          <text:p text:style-name="P17">The time until package maintainer submits a package </text:p>
        </text:list-item>
        <text:list-item>
          <text:p text:style-name="P17">The timespan within a packager responds to a QA question during Maintenance QA of a package.</text:p>
          <text:p text:style-name="P17"/>
        </text:list-item>
      </text:list>
      <text:p text:style-name="P16">The main intention of the exercise is not about making developers work faster, but to adjust priorities/attitudes.</text:p>
      <text:p text:style-name="P6"/>
      <text:h text:style-name="Heading_20_1" text:outline-level="1">Details </text:h>
      <text:p text:style-name="Text_20_body">The maintenance/security coordinator (L3-Maintenance) will, when creating an update workflow (in SWAMP), assign a rating class. This rating determines the expected delivery times from the responsible department.</text:p>
      <text:h text:style-name="Heading_20_2" text:outline-level="2">SLA Package submission </text:h>
      <text:p text:style-name="Text_20_body">This time span starts when an update has been started (A SWAMPID has been assigned). <text:s/><text:span text:style-name="T6">A SWAMPID is assigned when all information for </text:span><text:span text:style-name="T7">being able to work </text:span><text:span text:style-name="T6">on the update is available, for example L3 fixes scheduled for this update are </text:span><text:span text:style-name="T7">already finished</text:span><text:span text:style-name="T6">. </text:span><text:s/>The packager (or his manager) should actively announce delays that would exceed the granted time frame to the responsible maintenance/security coordinator.</text:p>
      <text:p text:style-name="Text_20_body">This should be done for example when more time is needed to coordinate with upstream or if the packager work is blocked by external conditions. </text:p>
      <text:p text:style-name="Text_20_body">The responsibility ends once a complete package submission has been created that build successfully when being checked into the build system. The Submission review, check-in and build time delays are excluded.</text:p>
      <text:p text:style-name="Text_20_body">A submission is complete when:</text:p>
      <text:list xml:id="list2032728175" text:style-name="L3">
        <text:list-item>
          <text:p text:style-name="P18">the package changelog is updated to contain entries for all L3 PTF fixes that were previously scheduled for this update are included in the changelog and the package submission and marked with their bugzilla reference (“bnc#123456”).</text:p>
        </text:list-item>
        <text:list-item>
          <text:p text:style-name="P18"><text:soft-page-break/>All packages needed for the update have been submitted to the correct Update:Test <text:s/>buildservice project, and are incremental to the previous submission.</text:p>
        </text:list-item>
        <text:list-item>
          <text:p text:style-name="P18">A patchinfo containing a customer-oriented description and summary has been submitted.</text:p>
        </text:list-item>
      </text:list>
      <text:p text:style-name="Text_20_body">Remote root exploits are handled with highest priority. </text:p>
      <text:p text:style-name="Text_20_body">For all others, the time span depends on the SWAMP rating class: </text:p>
      <text:p text:style-name="Text_20_body"/>
      <table:table table:name="Table2" table:style-name="Table2">
        <table:table-column table:style-name="Table2.A"/>
        <table:table-column table:style-name="Table2.B"/>
        <table:table-header-rows>
          <table:table-row>
            <table:table-cell table:style-name="Table2.A1" office:value-type="string">
              <text:p text:style-name="P11">Rating class</text:p>
            </table:table-cell>
            <table:table-cell table:style-name="Table2.B1" office:value-type="string">
              <text:p text:style-name="P11">Time for Package submission</text:p>
            </table:table-cell>
          </table:table-row>
        </table:table-header-rows>
        <table:table-row>
          <table:table-cell table:style-name="Table2.A2" office:value-type="string">
            <text:p text:style-name="P14">Critical</text:p>
          </table:table-cell>
          <table:table-cell table:style-name="Table2.B2" office:value-type="string">
            <text:p text:style-name="P13">2 Business days</text:p>
          </table:table-cell>
        </table:table-row>
        <table:table-row>
          <table:table-cell table:style-name="Table2.A2" office:value-type="string">
            <text:p text:style-name="P14">Important</text:p>
          </table:table-cell>
          <table:table-cell table:style-name="Table2.B2" office:value-type="string">
            <text:p text:style-name="P13">5 Business days</text:p>
          </table:table-cell>
        </table:table-row>
        <table:table-row>
          <table:table-cell table:style-name="Table2.A2" office:value-type="string">
            <text:p text:style-name="P14">Moderate</text:p>
          </table:table-cell>
          <table:table-cell table:style-name="Table2.B2" office:value-type="string">
            <text:p text:style-name="P13">10 Business days</text:p>
          </table:table-cell>
        </table:table-row>
        <table:table-row>
          <table:table-cell table:style-name="Table2.A2" office:value-type="string">
            <text:p text:style-name="P14">Low</text:p>
          </table:table-cell>
          <table:table-cell table:style-name="Table2.B2" office:value-type="string">
            <text:p text:style-name="P13">20 Business days</text:p>
          </table:table-cell>
        </table:table-row>
      </table:table>
      <text:list xml:id="list316430187" text:style-name="L4">
        <text:list-header>
          <text:p text:style-name="P19"><text:s/></text:p>
        </text:list-header>
      </text:list>
      <text:p text:style-name="Text_20_body">Each department lead takes reasonable effort to ensure that this SLA can be fulfilled for all packages that are handled within his department. </text:p>
      <text:h text:style-name="Heading_20_2" text:outline-level="2">SLA QA Response </text:h>
      <text:p text:style-name="P5">In rare cases a Maintenance QA engineer can have a question to the packager. An example would be that the engineer wants to check the desired behavior of the update or that testing showed that the update regresses functionality or that it does not provide the intended fix. </text:p>
      <text:p text:style-name="Text_20_body">The packagers should, when being contacted by such a QA engineer, treat these requests with priority and respond quickly. The overall response time depends on the rating class:</text:p>
      <table:table table:name="Table3" table:style-name="Table3">
        <table:table-column table:style-name="Table3.A"/>
        <table:table-column table:style-name="Table3.B"/>
        <table:table-row>
          <table:table-cell table:style-name="Table3.A1" office:value-type="string">
            <text:p text:style-name="P12">Rating Class</text:p>
          </table:table-cell>
          <table:table-cell table:style-name="Table3.B1" office:value-type="string">
            <text:p text:style-name="P12">Time for <text:s/>QA response</text:p>
          </table:table-cell>
        </table:table-row>
        <table:table-row>
          <table:table-cell table:style-name="Table3.A2" office:value-type="string">
            <text:p text:style-name="P14">Critical</text:p>
          </table:table-cell>
          <table:table-cell table:style-name="Table3.B2" office:value-type="string">
            <text:p text:style-name="P13">1 Business day</text:p>
          </table:table-cell>
        </table:table-row>
        <table:table-row>
          <table:table-cell table:style-name="Table3.A2" office:value-type="string">
            <text:p text:style-name="P14">Important</text:p>
          </table:table-cell>
          <table:table-cell table:style-name="Table3.B2" office:value-type="string">
            <text:p text:style-name="P13">2 Business days</text:p>
          </table:table-cell>
        </table:table-row>
        <table:table-row>
          <table:table-cell table:style-name="Table3.A2" office:value-type="string">
            <text:p text:style-name="P14">Moderate</text:p>
          </table:table-cell>
          <table:table-cell table:style-name="Table3.B2" office:value-type="string">
            <text:p text:style-name="P13">4 Business days</text:p>
          </table:table-cell>
        </table:table-row>
        <table:table-row>
          <table:table-cell table:style-name="Table3.A2" office:value-type="string">
            <text:p text:style-name="P14">Low</text:p>
          </table:table-cell>
          <table:table-cell table:style-name="Table3.B2" office:value-type="string">
            <text:p text:style-name="P13">8 Business days</text:p>
          </table:table-cell>
        </table:table-row>
      </table:table>
      <text:p text:style-name="Text_20_body"><text:s/></text:p>
      <text:h text:style-name="Heading_20_1" text:outline-level="1">Escalation Path </text:h>
      <text:p text:style-name="P5">Each department takes reasonable effort to ensure that these response times can be fulfilled. If they can not be met in an exceptional case, the department should notify the responsible security/maintenance coordinator within the given time frames.</text:p>
      <text:p text:style-name="P5"/>
      <text:h text:style-name="Heading_20_1" text:outline-level="1"><text:soft-page-break/>Responsible Department </text:h>
      <text:p text:style-name="P5">The responsible department is the one where the current package maintainer reported to at the time SWAMP issue was opened. If package ownership is transferred meanwhile, the previous department is in charge of taking care of seamless handover of already running upda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charset="x-symbol"/>
    <style:font-face style:name="Lucidasans2" svg:font-family="Lucidasans"/>
    <style:font-face style:name="OpenSymbol" svg:font-family="OpenSymbol"/>
    <style:font-face style:name="Cumberland AMT" svg:font-family="'Cumberland AMT'" style:font-family-generic="modern" style:font-pitch="fixed"/>
    <style:font-face style:name="Albany AMT1" svg:font-family="'Albany AMT'"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lbany AMT2" svg:font-family="'Albany AMT'" style:font-family-generic="roman" style:font-pitch="variable"/>
    <style:font-face style:name="Arial3" svg:font-family="Arial" style:font-family-generic="roman" style:font-pitch="variable"/>
    <style:font-face style:name="Lucidasans1" svg:font-family="Lucidasans" style:font-family-generic="roman" style:font-pitch="variable"/>
    <style:font-face style:name="Thorndale AMT" svg:font-family="'Thorndale AMT'" style:font-family-generic="roman" style:font-pitch="variable"/>
    <style:font-face style:name="Times" svg:font-family="Times"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egreta" style:font-family-generic="swiss" style:font-pitch="variable"/>
    <style:font-face style:name="Thorndale AMT1" svg:font-family="'Thorndale AMT'"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font-name-asian="Albany AMT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fo:font-weight="normal"/>
    </style:style>
    <style:style style:name="Text_20_body" style:display-name="Text body" style:family="paragraph" style:parent-style-name="Standard" style:class="text">
      <style:paragraph-properties fo:margin-top="0in" fo:margin-bottom="0.0835in"/>
      <style:text-properties style:font-name="Arial" fo:font-size="12pt" style:font-size-asian="9pt" style:font-size-complex="9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Arial2" fo:font-size="16pt" fo:font-weight="bold" style:font-name-asian="Albany AMT1"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default-outline-level="2" style:class="text">
      <style:text-properties style:font-name="Arial" fo:font-size="14pt" fo:font-weight="bold" style:font-name-asian="Albany AMT1" style:font-size-asian="12pt" style:font-weight-asian="bold" style:font-name-complex="Lucidasans" style:font-size-complex="12pt" style:font-weight-complex="bold"/>
    </style:style>
    <style:style style:name="Heading_20_3" style:display-name="Heading 3" style:family="paragraph" style:parent-style-name="Heading" style:next-style-name="Text_20_body" style:default-outline-level="3" style:class="text">
      <style:text-properties style:font-name="Arial" fo:font-size="12pt" fo:font-weight="bold" style:font-name-asian="Albany AMT1" style:font-size-asian="10pt" style:font-weight-asian="bold" style:font-name-complex="Lucidasans" style:font-size-complex="10pt" style:font-weight-complex="bold"/>
    </style:style>
    <style:style style:name="Heading_20_4" style:display-name="Heading 4" style:family="paragraph" style:parent-style-name="Heading" style:next-style-name="Text_20_body" style:default-outline-level="4" style:class="text">
      <style:text-properties style:font-name="Arial" fo:font-size="12pt" fo:font-weight="bold" style:font-name-asian="Albany AMT1" style:font-size-asian="10pt" style:font-weight-asian="bold" style:font-name-complex="Lucidasans" style:font-size-complex="10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background-color="transparent" text:number-lines="false" text:line-number="0">
        <style:background-image/>
      </style:paragraph-properties>
      <style:text-properties fo:font-size="12pt" fo:font-style="italic" style:font-size-asian="12pt" style:font-style-asian="italic" style:font-name-complex="Lucidasans2"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transparent" style:shadow="none" style:join-border="false">
        <style:tab-stops/>
        <style:drop-cap/>
        <style:background-image/>
      </style:paragraph-properties>
      <style:text-properties fo:font-size="12pt" fo:font-weight="bold"/>
    </style:style>
    <style:style style:name="Contents_20_2" style:display-name="Contents 2" style:family="paragraph" style:parent-style-name="Index" style:class="index">
      <style:paragraph-properties fo:margin-left="0.1965in" fo:margin-right="0in" fo:margin-top="0.0799in" fo:margin-bottom="0.05in" fo:text-indent="0in" style:auto-text-indent="false">
        <style:tab-stops>
          <style:tab-stop style:position="6.7283in" style:type="right" style:leader-style="dotted" style:leader-text="."/>
        </style:tab-stops>
      </style:paragraph-properties>
      <style:text-properties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itle_20_Page_20_Body" style:display-name="Title Page Body" style:family="paragraph" style:parent-style-name="Standard">
      <style:paragraph-properties fo:margin-top="0in" fo:margin-bottom="0.0835in" fo:line-height="0.222in"/>
      <style:text-properties style:font-name="Arial" fo:font-size="9pt" style:font-size-asian="9pt"/>
    </style:style>
    <style:style style:name="_2022_Heading_20_TOC_20_1" style:display-name="•Heading TOC 1" style:family="paragraph" style:parent-style-name="Standard">
      <style:paragraph-properties fo:margin-left="0in" fo:margin-right="-0.5in" fo:margin-top="0.1665in" fo:margin-bottom="0.0555in" fo:text-indent="0in" style:auto-text-indent="false" fo:background-color="transparent" style:shadow="none">
        <style:background-image/>
      </style:paragraph-properties>
      <style:text-properties fo:text-transform="uppercase" fo:color="#ff0000" style:font-name="Arial" fo:font-size="10pt" fo:letter-spacing="0.028in" fo:font-weight="bold" style:font-size-asian="10pt" style:font-weight-asian="bold"/>
    </style:style>
    <style:style style:name="Table_20_Cell" style:display-name="Table Cell" style:family="paragraph" style:parent-style-name="Standard">
      <style:paragraph-properties fo:margin-top="0.0417in" fo:margin-bottom="0.0417in"/>
    </style:style>
    <style:style style:name="Table_20_Head" style:display-name="Table Head" style:family="paragraph" style:parent-style-name="Table_20_Cell">
      <style:text-properties fo:font-style="italic" style:font-style-asian="italic"/>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ntitled1" style:family="paragraph" style:parent-style-name="Heading_20_2" style:default-outline-level="" style:list-style-nam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AMT" style:font-name-asian="Cumberland AMT" style:font-name-complex="Cumberland AM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text:style-name="Numbering_20_Symbols"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footer>
        <text:p text:style-name="MP1"><text:tab/><text:span text:style-name="MT1">Novell, Inc.</text:span></text:p>
        <text:p text:style-name="MP1"><text:tab/><text:span text:style-name="MT2"><text:tab/>Page </text:span><text:span text:style-name="MT2"><text:page-number text:select-page="current">4</text:page-number></text:span><text:span text:style-name="MT2"> of 3</text:span></text:p>
      </style:footer>
    </style:master-page>
    <style:master-page style:name="First_20_Page" style:display-name="First Page" style:page-layout-name="Mpm2" style:next-style-name="Standard">
      <style:footer>
        <text:p text:style-name="MP1"><text:tab/><text:span text:style-name="MT1">Novell, Inc.</text:span></text:p>
        <text:p text:style-name="MP1"><text:tab/><text:span text:style-name="MT1">Proprietary &amp; Confidential</text:span><text:span text:style-name="MT2"><text:tab/>Page </text:span><text:span text:style-name="MT2"><text:page-number text:select-page="current">4</text:page-number></text:span><text:span text:style-name="MT2"> of </text:span><text:span text:style-name="MT2"><text:page-count>4</text:page-count></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1-15T11:44:52</meta:creation-date>
    <dc:date>2010-07-20T13:25:02</dc:date>
    <meta:print-date>2010-03-11T17:40:39</meta:print-date>
    <meta:editing-cycles>113</meta:editing-cycles>
    <meta:editing-duration>PT71H22M17S</meta:editing-duration>
    <meta:document-statistic meta:table-count="2" meta:image-count="1" meta:object-count="0" meta:page-count="4" meta:paragraph-count="57" meta:word-count="593" meta:character-count="3749"/>
    <meta:user-defined meta:name="Info 1"/>
    <meta:user-defined meta:name="Info 2"/>
    <meta:user-defined meta:name="Info 3"/>
    <meta:user-defined meta:name="Info 4"/>
  </office:meta>
</office:document-meta>
</file>